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in" fo:margin-left="0.5694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2.9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 style:list-style-name="WWNum4">
      <style:paragraph-properties fo:margin-left="1in" fo:margin-right="0in" fo:text-indent="-0.25in" style:auto-text-indent="false"/>
    </style:style>
    <style:style style:name="P5" style:family="paragraph" style:parent-style-name="Standard" style:list-style-name="WWNum5">
      <style:paragraph-properties fo:margin-left="1in" fo:margin-right="0in" fo:text-indent="-0.25in" style:auto-text-indent="false"/>
    </style:style>
    <style:style style:name="P6" style:family="paragraph" style:parent-style-name="Standard" style:list-style-name="WWNum3">
      <style:paragraph-properties fo:margin-left="1in" fo:margin-right="0in" fo:text-indent="-0.25in" style:auto-text-indent="false"/>
    </style:style>
    <style:style style:name="P7" style:family="paragraph" style:parent-style-name="Standard" style:list-style-name="WWNum7">
      <style:paragraph-properties fo:margin-left="1in" fo:margin-right="0in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text-indent="-0.25in" style:auto-text-indent="false"/>
    </style:style>
    <style:style style:name="P9" style:family="paragraph" style:parent-style-name="Standard">
      <style:paragraph-properties fo:margin-left="1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padding="0in" fo:border="none"/>
    </style:style>
    <style:style style:name="P15" style:family="paragraph" style:parent-style-name="Standard">
      <style:paragraph-properties fo:text-align="end" style:justify-single-word="false" fo:padding="0in" fo:border="none"/>
    </style:style>
    <style:style style:name="P1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Instruções: </text:span>Siga as etapas a seguir para simular a metodologia Scrum com orientação do instrutor. </text:p>
      <text:p text:style-name="Standard"/>
      <text:list xml:id="list4254596813" text:style-name="WWNum6">
        <text:list-item>
          <text:p text:style-name="P2"><text:span text:style-name="T1">Defina</text:span> uma lista de desejos com os itens que você gostaria de encontrar no catálogo do melhor resort.</text:p>
        </text:list-item>
      </text:list>
      <text:list xml:id="list2481269803" text:style-name="WWNum1">
        <text:list-item>
          <text:p text:style-name="P3">Vista panorâmica do local;</text:p>
        </text:list-item>
        <text:list-item>
          <text:p text:style-name="P3">Cardápio com a recomendação dos melhores pratos;</text:p>
        </text:list-item>
        <text:list-item>
          <text:p text:style-name="P3">Lazer;</text:p>
        </text:list-item>
        <text:list-item>
          <text:p text:style-name="P3">Suítes com frigobar e hidromassagem;</text:p>
        </text:list-item>
        <text:list-item>
          <text:p text:style-name="P3">Placas com informações de todas as atrações do resort;</text:p>
        </text:list-item>
        <text:list-item>
          <text:p text:style-name="P3">Turismo na região.</text:p>
        </text:list-item>
      </text:list>
      <text:p text:style-name="P9"/>
      <text:list xml:id="list133825298085597" text:continue-list="list4254596813" text:style-name="WWNum6">
        <text:list-item>
          <text:p text:style-name="P2">Separe algumas fichas e <text:span text:style-name="T1">escreva</text:span> histórias de usuários para o catálogo (por exemplo, como pai, desejo um ambiente adequado para as crianças, onde eu possa me sentir à vontade para trazer meus filhos; como proprietário, desejo anunciar uma oferta especial para atrair mais turistas; etc.). </text:p>
        </text:list-item>
      </text:list>
      <text:list xml:id="list2169646434" text:style-name="WWNum4">
        <text:list-item>
          <text:p text:style-name="P4">Como hóspede, desejo uma estadia segura, ambiente limpo e organizado;</text:p>
        </text:list-item>
        <text:list-item>
          <text:p text:style-name="P4">Como proprietário, almejo que meu estabelecimento seja lembrado como um local para diversão em família e amigos;</text:p>
        </text:list-item>
        <text:list-item>
          <text:p text:style-name="P4">Como chefe de cozinha, temos os melhores sabores da culinária brasileira.</text:p>
        </text:list-item>
      </text:list>
      <text:p text:style-name="P9"/>
      <text:list xml:id="list133825747774320" text:continue-list="list133825298085597" text:style-name="WWNum6">
        <text:list-item>
          <text:p text:style-name="P2">O Product Owner eleito da equipe deve <text:span text:style-name="T1">priorizar</text:span> cada história, distribuindo os cartões em ordem de importância.</text:p>
        </text:list-item>
      </text:list>
      <text:list xml:id="list1441180164" text:style-name="WWNum5">
        <text:list-item>
          <text:p text:style-name="P5">Como hóspede verifiquei que estava em um ambiente seguro, limpo e organizado. Como obtive boa experiência indicarei para meus amigos.</text:p>
        </text:list-item>
        <text:list-item>
          <text:p text:style-name="P5">Como proprietário manterei o resort em boas condições de infraestrutura para alcançar mais clientes;</text:p>
        </text:list-item>
        <text:list-item>
          <text:p text:style-name="P5">Como funcionário, chefe de cozinha me manterei atualizado para outros sabores da culinária.</text:p>
        </text:list-item>
      </text:list>
      <text:list xml:id="list133824266116095" text:continue-list="list133825747774320" text:style-name="WWNum6">
        <text:list-item>
          <text:p text:style-name="P2"><text:span text:style-name="T1">Prepare-se</text:span> para uma iteração de <text:span text:style-name="T1">12 minutos</text:span> (<text:span text:style-name="T1">três dias de 4 minutos</text:span>) e selecione quais histórias poderiam ser executadas na primeira iteração. Para cada história selecionada, a equipe <text:span text:style-name="T1">define</text:span> critérios de aceitação (definição de “concluído”) para esclarecer requisitos e extrair tarefas (por exemplo, encontrar a foto de uma praia, escrever o nome do resort no catálogo, criar um layout, etc.). Cada tarefa é <text:span text:style-name="T1">adicionada</text:span> em um quadro de status de iteração na coluna “Programada” e a iteração é iniciada.</text:p>
        </text:list-item>
      </text:list>
      <text:list xml:id="list3294268287" text:style-name="WWNum3">
        <text:list-item>
          <text:p text:style-name="P6">Sinalização das atrações do resort (datas de festas temáticas, shows ao vivo, recreação infantil e etc.);</text:p>
        </text:list-item>
        <text:list-item>
          <text:p text:style-name="P6">Fotos e vídeos com a infraestrutura;</text:p>
        </text:list-item>
        <text:list-item>
          <text:p text:style-name="P6">teleférico.</text:p>
        </text:list-item>
      </text:list>
      <text:p text:style-name="P10"/>
      <text:list xml:id="list133824997854161" text:continue-list="list133824266116095" text:style-name="WWNum6">
        <text:list-item>
          <text:p text:style-name="P2">Cada dia de interação deve ser iniciado com uma rápida reunião Scrum, com <text:span text:style-name="T1">movimentação</text:span> das tarefas para a coluna “Concluída” e <text:span text:style-name="T1">ajuda</text:span> para transferi-las para a coluna “Ativa”. Todas as tarefas bloqueadas são movidas para a coluna “Bloqueada”. </text:p>
        </text:list-item>
      </text:list>
      <text:p text:style-name="P11"><text:soft-page-break/>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span text:style-name="T1">Coluna Ativa</text:span></text:p>
          </table:table-cell>
          <table:table-cell table:style-name="Table1.A1" office:value-type="string">
            <text:p text:style-name="P12"><text:span text:style-name="T1">Coluna Bloqueada</text:span></text:p>
          </table:table-cell>
        </table:table-row>
        <table:table-row table:style-name="Table1.1">
          <table:table-cell table:style-name="Table1.A1" office:value-type="string">
            <text:p text:style-name="P13">Fotos e vídeo com a infraestrutura</text:p>
          </table:table-cell>
          <table:table-cell table:style-name="Table1.A1" office:value-type="string">
            <text:p text:style-name="P13">Datas de festas temáticas</text:p>
          </table:table-cell>
        </table:table-row>
        <table:table-row table:style-name="Table1.1">
          <table:table-cell table:style-name="Table1.A1" office:value-type="string">
            <text:p text:style-name="P13">Shows ao vivo</text:p>
          </table:table-cell>
          <table:table-cell table:style-name="Table1.A1" office:value-type="string">
            <text:p text:style-name="P13">Teleférico</text:p>
          </table:table-cell>
        </table:table-row>
      </table:table>
      <text:p text:style-name="P11"/>
      <text:list xml:id="list133825004876224" text:continue-numbering="true" text:style-name="WWNum6">
        <text:list-item>
          <text:p text:style-name="P2">Após a reunião Scrum, cada membro deve começar a <text:span text:style-name="T1">produzir</text:span> em conformidade com os critérios de aceitação até o fim dos três dias e conclusão da iteração. </text:p>
        </text:list-item>
      </text:list>
      <text:list xml:id="list3274390729" text:style-name="WWNum7">
        <text:list-item>
          <text:p text:style-name="P7">Ana ficará responsável pela montagem do teleférico juntamente com os engenheiros.</text:p>
        </text:list-item>
        <text:list-item>
          <text:p text:style-name="P7">João verificará com o market quais as datas das próximas festas temáticas.</text:p>
        </text:list-item>
      </text:list>
      <text:p text:style-name="P11"/>
      <text:list xml:id="list133825140151779" text:continue-list="list133825004876224" text:style-name="WWNum6">
        <text:list-item>
          <text:p text:style-name="P2">O encerramento deve abranger a demonstração de progresso e retrospectiva, na qual cada equipe <text:span text:style-name="T1">lista</text:span> os êxitos obtidos e o que pode ser melhorado na próxima iteração. </text:p>
        </text:list-item>
      </text:list>
      <text:list xml:id="list1563452412" text:style-name="WWNum2">
        <text:list-item>
          <text:p text:style-name="P8">Todas as tarefas foram executadas no tempo determinado, somente o teleférico está em processo de montagem.</text:p>
        </text:list-item>
      </text:list>
      <text:p text:style-name="P9"/>
      <text:list xml:id="list133824022082524" text:continue-list="list133825140151779" text:style-name="WWNum6">
        <text:list-item>
          <text:p text:style-name="P2"><text:span text:style-name="T1">Repita</text:span> as iterações dentro do tempo necessário.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normal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in" fo:border="non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>INTRO-CS-7 - Apostila 3 - Apostila 3 - Método ágil aplicado em catálogo de resort</text:p>
        <text:p text:style-name="MP1"/>
      </style:header>
      <style:footer>
        <text:p text:style-name="MP2">© 2020 Generation: You Employed, Inc.</text:p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9:12:00</meta:creation-date>
    <meta:initial-creator>Home</meta:initial-creator>
    <meta:document-statistic meta:table-count="1" meta:image-count="0" meta:object-count="0" meta:page-count="2" meta:paragraph-count="36" meta:word-count="515" meta:character-count="3149" meta:non-whitespace-character-count="2690"/>
    <meta:generator>LibreOfficeDev/6.0.5.2$Linux_X86_64 LibreOffice_project/</meta:generator>
  </office:meta>
</office:document-meta>
</file>